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Arial1" svg:font-family="Arial" style:font-family-generic="swiss"/>
    <style:font-face style:name="Calibri" svg:font-family="Calibri" style:font-family-generic="swiss" style:font-pitch="variable"/>
    <style:font-face style:name="Calibri1" svg:font-family="Calibri" style:font-adornments="Predeterminado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start" style:justify-single-word="false"/>
      <style:text-properties fo:color="#999999" loext:opacity="100%" style:font-name="Calibri" fo:font-size="10pt" fo:language="es" fo:country="ES" fo:font-style="italic" fo:font-weight="bold" officeooo:rsid="001e2e5f" officeooo:paragraph-rsid="001ce776" style:font-style-asian="italic" style:font-weight-asian="bold" style:font-style-complex="italic" style:font-weight-complex="bold"/>
    </style:style>
    <style:style style:name="P2" style:family="paragraph" style:parent-style-name="Footer">
      <style:paragraph-properties fo:text-align="start" style:justify-single-word="false"/>
      <style:text-properties fo:color="#ff5254" loext:opacity="100%" style:font-name="Calibri" fo:font-size="10pt" fo:language="es" fo:country="ES" officeooo:paragraph-rsid="001e2e5f" style:font-size-asian="10pt" style:font-size-complex="10pt"/>
    </style:style>
    <style:style style:name="P3" style:family="paragraph" style:parent-style-name="Table_20_Contents">
      <style:text-properties fo:color="#ff5254" loext:opacity="100%" style:font-name="Calibri" fo:language="es" fo:country="ES" fo:font-weight="bold" officeooo:rsid="001ce776" officeooo:paragraph-rsid="001ce776" style:font-weight-asian="bold" style:font-weight-complex="bold"/>
    </style:style>
    <style:style style:name="P4" style:family="paragraph" style:parent-style-name="Table_20_Contents">
      <style:text-properties style:font-name="Calibri" fo:language="es" fo:country="ES" officeooo:rsid="001ce776" officeooo:paragraph-rsid="001ce776"/>
    </style:style>
    <style:style style:name="P5" style:family="paragraph" style:parent-style-name="Table_20_Contents">
      <style:text-properties style:font-name="Calibri" fo:language="es" fo:country="ES" officeooo:rsid="004c6625" officeooo:paragraph-rsid="001ce776"/>
    </style:style>
    <style:style style:name="P6" style:family="paragraph" style:parent-style-name="Standard">
      <style:text-properties fo:color="#000000" loext:opacity="100%" style:font-name="Calibri" fo:font-size="10pt" fo:language="es" fo:country="ES" style:text-underline-style="none" fo:font-weight="normal" officeooo:rsid="001b9de4" officeooo:paragraph-rsid="001e2e5f" fo:background-color="transparent" style:font-size-asian="10pt" style:font-weight-asian="normal" style:font-size-complex="10pt" style:font-weight-complex="normal"/>
    </style:style>
    <style:style style:name="P7" style:family="paragraph" style:parent-style-name="Standard">
      <style:text-properties fo:color="#000000" loext:opacity="100%" style:font-name="Calibri" fo:font-size="10pt" fo:language="es" fo:country="ES" style:text-underline-style="none" fo:font-weight="normal" officeooo:rsid="001b9de4" officeooo:paragraph-rsid="002a7c96" fo:background-color="transparent" style:font-size-asian="10pt" style:font-weight-asian="normal" style:font-size-complex="10pt" style:font-weight-complex="normal"/>
    </style:style>
    <style:style style:name="P8" style:family="paragraph" style:parent-style-name="Standard">
      <style:text-properties fo:color="#000000" loext:opacity="100%" style:font-name="Calibri" fo:font-size="10pt" fo:language="es" fo:country="ES" style:text-underline-style="none" fo:font-weight="normal" officeooo:rsid="001b9de4" officeooo:paragraph-rsid="002a15a9" fo:background-color="transparent" style:font-size-asian="10pt" style:font-weight-asian="normal" style:font-size-complex="10pt" style:font-weight-complex="normal"/>
    </style:style>
    <style:style style:name="P9" style:family="paragraph" style:parent-style-name="Standard">
      <style:paragraph-properties fo:text-align="justify" style:justify-single-word="false"/>
      <style:text-properties fo:color="#000000" loext:opacity="100%" style:font-name="Calibri" fo:font-size="10pt" fo:language="es" fo:country="ES" style:text-underline-style="none" officeooo:rsid="001e2e5f" officeooo:paragraph-rsid="001e2e5f" fo:background-color="#b4c7dc" style:font-size-asian="10pt" style:font-size-complex="10pt"/>
    </style:style>
    <style:style style:name="P10" style:family="paragraph" style:parent-style-name="Standard">
      <style:text-properties fo:color="#000000" loext:opacity="100%" style:font-name="Calibri" fo:font-size="10pt" fo:language="es" fo:country="ES" style:text-underline-style="none" officeooo:rsid="001e2e5f" officeooo:paragraph-rsid="001e2e5f" fo:background-color="#b4c7dc" style:font-size-asian="10pt" style:font-size-complex="10pt"/>
    </style:style>
    <style:style style:name="P11" style:family="paragraph" style:parent-style-name="Standard">
      <style:text-properties fo:color="#000000" loext:opacity="100%" style:font-name="Calibri" fo:font-size="10pt" fo:language="es" fo:country="ES" officeooo:rsid="001b9de4" officeooo:paragraph-rsid="001e2e5f" fo:background-color="transparent" style:font-size-asian="10pt" style:font-size-complex="10pt"/>
    </style:style>
    <style:style style:name="P12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fo:color="#000000" loext:opacity="100%" style:font-name="Calibri1" fo:font-size="12pt" fo:language="es" fo:country="ES" fo:font-style="normal" style:text-underline-style="none" fo:font-weight="normal" officeooo:rsid="0152d521" officeooo:paragraph-rsid="001e2e5f" fo:background-color="#dee6ef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fo:color="#000000" loext:opacity="100%" style:font-name="Calibri1" fo:font-size="12pt" fo:language="es" fo:country="ES" fo:font-style="normal" style:text-underline-style="none" fo:font-weight="normal" officeooo:rsid="0152d521" officeooo:paragraph-rsid="0040ed84" fo:background-color="#dee6ef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fo:color="#000000" loext:opacity="100%" style:font-name="Calibri1" fo:font-size="12pt" fo:language="es" fo:country="ES" fo:font-style="normal" style:text-underline-style="none" fo:font-weight="normal" officeooo:rsid="0152d521" officeooo:paragraph-rsid="00418c40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fo:color="#000000" loext:opacity="100%" style:font-name="Calibri1" fo:font-size="12pt" fo:language="es" fo:country="ES" fo:font-style="normal" style:text-underline-style="none" fo:font-weight="normal" officeooo:rsid="0152d521" officeooo:paragraph-rsid="0040ed84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fo:color="#000000" loext:opacity="100%" style:font-name="Calibri1" fo:font-size="12pt" fo:language="es" fo:country="ES" fo:font-style="normal" style:text-underline-style="none" fo:font-weight="normal" officeooo:rsid="0152d521" officeooo:paragraph-rsid="0040ed84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fo:color="#000000" loext:opacity="100%" style:font-name="Calibri1" fo:font-size="12pt" fo:language="es" fo:country="ES" fo:font-style="normal" style:text-underline-style="none" fo:font-weight="normal" officeooo:rsid="0152d521" officeooo:paragraph-rsid="0049502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fo:color="#000000" loext:opacity="100%" style:font-name="Calibri1" fo:font-size="12pt" fo:language="es" fo:country="ES" fo:font-style="normal" style:text-underline-style="none" fo:font-weight="normal" officeooo:rsid="0152d521" officeooo:paragraph-rsid="004d3c78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fo:color="#000000" loext:opacity="100%" style:font-name="Calibri1" fo:font-size="12pt" fo:language="es" fo:country="ES" fo:font-style="normal" style:text-underline-style="none" fo:font-weight="normal" officeooo:rsid="0049502e" officeooo:paragraph-rsid="0049502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loext:graphic-properties draw:fill="solid" draw:fill-color="#ff5254" draw:opacity="100%"/>
      <style:paragraph-properties fo:line-height="150%" fo:background-color="#ff5254" fo:padding="0.199cm" fo:border="0.06pt solid #000000"/>
      <style:text-properties fo:text-transform="uppercase" fo:color="#ffffff" loext:opacity="100%" style:font-name="Calibri" fo:font-size="12pt" fo:language="es" fo:country="ES" fo:font-weight="bold" officeooo:rsid="0150d5ff" officeooo:paragraph-rsid="001ce776" style:font-name-asian="Arial Unicode MS" style:font-size-asian="12pt" style:font-weight-asian="bold" style:font-name-complex="Arial Unicode MS" style:font-size-complex="12pt" style:font-weight-complex="bold"/>
    </style:style>
    <style:style style:name="P21" style:family="paragraph" style:parent-style-name="Standard">
      <loext:graphic-properties draw:fill="solid" draw:fill-color="#ff5254" draw:opacity="100%"/>
      <style:paragraph-properties fo:line-height="150%" fo:break-before="page" fo:background-color="#ff5254" fo:padding="0.199cm" fo:border="0.06pt solid #000000"/>
      <style:text-properties fo:text-transform="uppercase" fo:color="#ffffff" loext:opacity="100%" style:font-name="Calibri" fo:font-size="12pt" fo:language="es" fo:country="ES" fo:font-weight="bold" officeooo:rsid="0150d5ff" officeooo:paragraph-rsid="001e2e5f" style:font-name-asian="Arial Unicode MS" style:font-size-asian="12pt" style:font-weight-asian="bold" style:font-name-complex="Arial Unicode MS" style:font-size-complex="12pt" style:font-weight-complex="bold"/>
    </style:style>
    <style:style style:name="P22" style:family="paragraph" style:parent-style-name="Standard">
      <loext:graphic-properties draw:fill="solid" draw:fill-color="#ff5254" draw:opacity="100%"/>
      <style:paragraph-properties fo:line-height="150%" fo:break-before="page" fo:background-color="#ff5254" fo:padding="0.199cm" fo:border="0.06pt solid #000000"/>
      <style:text-properties fo:text-transform="uppercase" fo:color="#ffffff" loext:opacity="100%" style:font-name="Calibri" fo:font-size="12pt" fo:language="es" fo:country="ES" fo:font-weight="bold" officeooo:rsid="0150d5ff" officeooo:paragraph-rsid="00486a02" style:font-name-asian="Arial Unicode MS" style:font-size-asian="12pt" style:font-weight-asian="bold" style:font-name-complex="Arial Unicode MS" style:font-size-complex="12pt" style:font-weight-complex="bold"/>
    </style:style>
    <style:style style:name="P23" style:family="paragraph" style:parent-style-name="Standard">
      <loext:graphic-properties draw:fill="solid" draw:fill-color="#ff5254" draw:opacity="100%"/>
      <style:paragraph-properties fo:line-height="150%" fo:break-before="page" fo:background-color="#ff5254" fo:padding="0.199cm" fo:border="0.06pt solid #000000"/>
      <style:text-properties fo:text-transform="uppercase" fo:color="#ffffff" loext:opacity="100%" style:font-name="Calibri" fo:font-size="12pt" fo:language="es" fo:country="ES" fo:font-weight="bold" officeooo:rsid="0150d5ff" officeooo:paragraph-rsid="00479969" style:font-name-asian="Arial Unicode MS" style:font-size-asian="12pt" style:font-weight-asian="bold" style:font-name-complex="Arial Unicode MS" style:font-size-complex="12pt" style:font-weight-complex="bold"/>
    </style:style>
    <style:style style:name="P24" style:family="paragraph" style:parent-style-name="Standard">
      <style:text-properties fo:text-transform="uppercase" fo:color="#ffffff" loext:opacity="100%" style:font-name="Calibri" fo:font-size="12pt" fo:language="es" fo:country="ES" fo:font-weight="bold" officeooo:rsid="0150d5ff" officeooo:paragraph-rsid="001e2e5f" style:font-name-asian="Arial Unicode MS" style:font-size-asian="12pt" style:font-weight-asian="bold" style:font-name-complex="Arial Unicode MS" style:font-size-complex="12pt" style:font-weight-complex="bold"/>
    </style:style>
    <style:style style:name="P25" style:family="paragraph" style:parent-style-name="Standard">
      <style:text-properties fo:text-transform="uppercase" style:use-window-font-color="true" loext:opacity="0%" style:font-name="Calibri1" fo:font-size="12pt" fo:language="es" fo:country="ES" fo:font-style="normal" fo:font-weight="bold" officeooo:rsid="0152d521" officeooo:paragraph-rsid="002a7c96" fo:background-color="#ffff00" style:font-name-asian="Arial Unicode MS" style:font-size-asian="12pt" style:font-style-asian="normal" style:font-weight-asian="bold" style:font-name-complex="Arial Unicode MS" style:font-size-complex="12pt" style:font-style-complex="normal" style:font-weight-complex="bold"/>
    </style:style>
    <style:style style:name="P26" style:family="paragraph" style:parent-style-name="Standard">
      <style:text-properties fo:color="#00a933" loext:opacity="100%" style:font-name="Calibri" fo:font-size="10pt" fo:language="es" fo:country="ES" style:text-underline-style="none" fo:font-weight="bold" officeooo:rsid="0025eb0c" officeooo:paragraph-rsid="001e2e5f" fo:background-color="transparent" style:font-size-asian="10pt" style:font-weight-asian="bold" style:font-size-complex="10pt" style:font-weight-complex="bold"/>
    </style:style>
    <style:style style:name="P27" style:family="paragraph" style:parent-style-name="Standard">
      <style:text-properties style:use-window-font-color="true" loext:opacity="0%" style:font-name="Calibri" fo:font-size="12pt" fo:language="es" fo:country="ES" style:text-underline-style="none" officeooo:rsid="002a15a9" officeooo:paragraph-rsid="002a15a9" fo:background-color="transparent" style:font-size-asian="10pt" style:font-size-complex="10pt"/>
    </style:style>
    <style:style style:name="P28" style:family="paragraph" style:parent-style-name="Standard">
      <style:text-properties fo:color="#000000" loext:opacity="100%" style:font-name="Calibri" fo:font-size="10pt" fo:language="es" fo:country="ES" style:text-underline-style="none" fo:font-weight="normal" officeooo:rsid="001b9de4" officeooo:paragraph-rsid="001e2e5f" fo:background-color="transparent" style:font-size-asian="10pt" style:font-weight-asian="normal" style:font-size-complex="10pt" style:font-weight-complex="normal"/>
    </style:style>
    <style:style style:name="P29" style:family="paragraph" style:parent-style-name="Standard">
      <style:text-properties fo:color="#000000" loext:opacity="100%" style:font-name="Calibri" fo:font-size="11pt" fo:language="es" fo:country="ES" style:text-underline-style="none" fo:font-weight="normal" officeooo:rsid="001b9de4" officeooo:paragraph-rsid="001e2e5f" fo:background-color="transparent" style:font-size-asian="11pt" style:font-weight-asian="normal" style:font-size-complex="11pt" style:font-weight-complex="normal"/>
    </style:style>
    <style:style style:name="P30" style:family="paragraph" style:parent-style-name="Standard">
      <style:paragraph-properties fo:text-align="justify" style:justify-single-word="false"/>
      <style:text-properties fo:color="#000000" loext:opacity="100%" style:font-name="Calibri1" fo:font-size="12pt" fo:language="es" fo:country="ES" fo:font-style="normal" style:text-underline-style="none" fo:font-weight="normal" officeooo:rsid="0152d521" officeooo:paragraph-rsid="0040ed84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>
      <style:paragraph-properties fo:text-align="justify" style:justify-single-word="false"/>
      <style:text-properties fo:color="#000000" loext:opacity="100%" style:font-name="Calibri1" fo:font-size="12pt" fo:language="es" fo:country="ES" fo:font-style="normal" style:text-underline-style="none" fo:font-weight="normal" officeooo:rsid="0152d521" officeooo:paragraph-rsid="0049502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>
      <style:paragraph-properties fo:text-align="justify" style:justify-single-word="false"/>
      <style:text-properties fo:color="#000000" loext:opacity="100%" style:font-name="Calibri1" fo:font-size="11pt" fo:language="es" fo:country="ES" fo:font-style="normal" style:text-underline-style="none" fo:font-weight="normal" officeooo:rsid="0152d521" officeooo:paragraph-rsid="0049502e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33" style:family="paragraph" style:parent-style-name="Standard">
      <style:paragraph-properties fo:text-align="justify" style:justify-single-word="false"/>
      <style:text-properties fo:color="#000000" loext:opacity="100%" style:font-name="Calibri1" fo:font-size="11pt" fo:language="es" fo:country="ES" fo:font-style="normal" style:text-underline-style="none" fo:font-weight="normal" officeooo:rsid="0152d521" officeooo:paragraph-rsid="0040ed84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34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fo:color="#000000" loext:opacity="100%" style:font-name="Calibri1" fo:font-size="12pt" fo:language="es" fo:country="ES" fo:font-style="normal" style:text-underline-style="none" fo:font-weight="normal" officeooo:rsid="0152d521" officeooo:paragraph-rsid="00418c40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35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fo:color="#000000" loext:opacity="100%" style:font-name="Calibri1" fo:font-size="12pt" fo:language="es" fo:country="ES" fo:font-style="normal" style:text-underline-style="none" fo:font-weight="normal" officeooo:rsid="0152d521" officeooo:paragraph-rsid="004d3c78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36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fo:color="#000000" loext:opacity="100%" style:font-name="Calibri1" fo:font-size="12pt" fo:language="es" fo:country="ES" fo:font-style="normal" style:text-underline-style="none" fo:font-weight="normal" officeooo:rsid="0152d521" officeooo:paragraph-rsid="0040ed84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fo:text-transform="uppercase" fo:font-size="11pt" fo:font-weight="bold" officeooo:rsid="013be9f4" style:font-size-asian="11pt" style:font-weight-asian="bold" style:font-size-complex="11pt" style:font-weight-complex="bold"/>
    </style:style>
    <style:style style:name="T2" style:family="text">
      <style:text-properties fo:text-transform="uppercase" fo:font-size="11pt" fo:font-weight="bold" officeooo:rsid="0028f140" style:font-size-asian="11pt" style:font-weight-asian="bold" style:font-size-complex="11pt" style:font-weight-complex="bold"/>
    </style:style>
    <style:style style:name="T3" style:family="text">
      <style:text-properties fo:font-size="11pt" fo:font-weight="bold" style:font-size-asian="11pt" style:font-weight-asian="bold" style:font-size-complex="11pt" style:font-weight-complex="bold"/>
    </style:style>
    <style:style style:name="T4" style:family="text">
      <style:text-properties fo:font-size="11pt" fo:font-weight="bold" officeooo:rsid="000caee2" style:font-size-asian="11pt" style:font-weight-asian="bold" style:font-size-complex="11pt" style:font-weight-complex="bold"/>
    </style:style>
    <style:style style:name="T5" style:family="text">
      <style:text-properties officeooo:rsid="004c6625"/>
    </style:style>
    <style:style style:name="T6" style:family="text">
      <style:text-properties style:use-window-font-color="true" loext:opacity="0%" fo:background-color="#ffff00" loext:char-shading-value="0"/>
    </style:style>
    <style:style style:name="T7" style:family="text">
      <style:text-properties style:use-window-font-color="true" loext:opacity="0%" officeooo:rsid="002e11d9" fo:background-color="#ffff00" loext:char-shading-value="0"/>
    </style:style>
    <style:style style:name="T8" style:family="text">
      <style:text-properties style:use-window-font-color="true" loext:opacity="0%" officeooo:rsid="00418c40" fo:background-color="#ffff00" loext:char-shading-value="0"/>
    </style:style>
    <style:style style:name="T9" style:family="text">
      <style:text-properties style:use-window-font-color="true" loext:opacity="0%" officeooo:rsid="0042d0dd" fo:background-color="#ffff00" loext:char-shading-value="0"/>
    </style:style>
    <style:style style:name="T10" style:family="text">
      <style:text-properties style:use-window-font-color="true" loext:opacity="0%" officeooo:rsid="0045c57f" fo:background-color="#ffff00" loext:char-shading-value="0"/>
    </style:style>
    <style:style style:name="T11" style:family="text">
      <style:text-properties style:use-window-font-color="true" loext:opacity="0%" officeooo:rsid="0049502e" fo:background-color="#ffff00" loext:char-shading-value="0"/>
    </style:style>
    <style:style style:name="T12" style:family="text">
      <style:text-properties style:use-window-font-color="true" loext:opacity="0%" style:font-name="Calibri1" fo:font-style="normal" officeooo:rsid="0152d521" fo:background-color="#ffff00" loext:char-shading-value="0" style:font-style-asian="normal" style:font-style-complex="normal"/>
    </style:style>
    <style:style style:name="T13" style:family="text">
      <style:text-properties style:use-window-font-color="true" loext:opacity="0%" style:font-name="Calibri1" fo:font-style="normal" officeooo:rsid="0049502e" fo:background-color="#ffff00" loext:char-shading-value="0" style:font-style-asian="normal" style:font-style-complex="normal"/>
    </style:style>
    <style:style style:name="T14" style:family="text">
      <style:text-properties style:font-name="Calibri1" fo:font-style="normal" officeooo:rsid="0045c57f" style:font-style-asian="normal" style:font-style-complex="normal"/>
    </style:style>
    <style:style style:name="T15" style:family="text">
      <style:text-properties style:font-name="Calibri1" fo:font-style="normal" officeooo:rsid="00479969" style:font-style-asian="normal" style:font-style-complex="normal"/>
    </style:style>
    <style:style style:name="T16" style:family="text">
      <style:text-properties style:font-name="Calibri1" fo:font-style="normal" officeooo:rsid="0152d521" style:font-style-asian="normal" style:font-style-complex="normal"/>
    </style:style>
    <style:style style:name="T17" style:family="text">
      <style:text-properties style:font-name="Calibri1" fo:font-style="normal" officeooo:rsid="00486a02" style:font-style-asian="normal" style:font-style-complex="normal"/>
    </style:style>
    <style:style style:name="T18" style:family="text">
      <style:text-properties style:font-name="Calibri1" fo:font-style="normal" officeooo:rsid="0049502e" style:font-style-asian="normal" style:font-style-complex="normal"/>
    </style:style>
    <style:style style:name="T19" style:family="text">
      <style:text-properties officeooo:rsid="00418c40"/>
    </style:style>
    <style:style style:name="T20" style:family="text">
      <style:text-properties officeooo:rsid="0042d0dd"/>
    </style:style>
    <style:style style:name="T21" style:family="text">
      <style:text-properties officeooo:rsid="0043c885"/>
    </style:style>
    <style:style style:name="T22" style:family="text">
      <style:text-properties officeooo:rsid="0045c57f"/>
    </style:style>
    <style:style style:name="T23" style:family="text">
      <style:text-properties officeooo:rsid="0049502e"/>
    </style:style>
    <style:style style:name="T24" style:family="text">
      <style:text-properties officeooo:rsid="0050b55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SES DE DATOS" text:name="Modulo"/>
        <text:user-field-decl office:value-type="string" office:string-value="ACTIVIDAD EVALUABLE 3" text:name="Tema"/>
      </text:user-field-decls>
      <text:p text:style-name="P20"><text:span text:style-name="T6">[</text:span><text:span text:style-name="T8">1</text:span><text:span text:style-name="T6"> punto]</text:span> <text:span text:style-name="T19">CONSULTA 1</text:span></text:p>
      <text:p text:style-name="P12"/>
      <text:p text:style-name="P14">a) Forma explícita</text:p>
      <text:p text:style-name="P14"/>
      <text:p text:style-name="P14">SELECT CONCAT(v.nom_comp, ' , ', s.partido) AS senador_con_cita</text:p>
      <text:p text:style-name="P14">FROM votante v </text:p>
      <text:p text:style-name="P14">INNER JOIN senador s</text:p>
      <text:p text:style-name="P14">ON v.dni = s.dni</text:p>
      <text:p text:style-name="P14">INNER JOIN pide_c p</text:p>
      <text:p text:style-name="P14">ON v.dni = p.dni_votante</text:p>
      <text:p text:style-name="P14">WHERE p.dia = '2025-03-09'</text:p>
      <text:p text:style-name="P14">ORDER BY s.partido ASC;</text:p>
      <text:p text:style-name="P18"/>
      <text:p text:style-name="P14"/>
      <text:p text:style-name="P14"/>
      <text:p text:style-name="P14"/>
      <text:p text:style-name="P14"/>
      <text:p text:style-name="P14">b) Forma implícita</text:p>
      <text:p text:style-name="P14"/>
      <text:p text:style-name="P18">SELECT CONCAT(v.nom_comp, ' , ', s.partido) AS senador_con_cita</text:p>
      <text:p text:style-name="P18">FROM votante v, senador s, pide_c p</text:p>
      <text:p text:style-name="P18">WHERE (v.dni = s.dni) <text:s/></text:p>
      <text:p text:style-name="P18">AND (v.dni = p.dni_votante) </text:p>
      <text:p text:style-name="P18">AND (p.dia = '2025-03-09')</text:p>
      <text:p text:style-name="P18">ORDER BY s.partido ASC;</text:p>
      <text:p text:style-name="P9"/>
      <text:p text:style-name="P10"/>
      <text:p text:style-name="P24"/>
      <text:p text:style-name="P21"><text:span text:style-name="T6">[</text:span><text:span text:style-name="T9">1.25</text:span><text:span text:style-name="T6"> puntos]</text:span> <text:span text:style-name="T20">CONSULTA 2</text:span></text:p>
      <text:p text:style-name="P13"/>
      <text:p text:style-name="P15">a) GROUP BY</text:p>
      <text:p text:style-name="P15"/>
      <text:p text:style-name="P15">SELECT c.nombre_centro, COUNT(i.dni) AS interventores_asignados</text:p>
      <text:p text:style-name="P15">FROM centro c</text:p>
      <text:p text:style-name="P15">INNER JOIN <text:s/>interventor i</text:p>
      <text:p text:style-name="P15">ON i.centro_asignado = c.id_centro</text:p>
      <text:p text:style-name="P15">GROUP BY c.nombre_centro</text:p>
      <text:p text:style-name="P15">HAVING COUNT(i.dni) &gt; 1</text:p>
      <text:p text:style-name="P15">ORDER BY COUNT(i.dni) DESC, c.nombre_centro ASC;</text:p>
      <text:p text:style-name="P15"/>
      <text:p text:style-name="P15">b) Subconsulta</text:p>
      <text:p text:style-name="P15"/>
      <text:p text:style-name="P18">SELECT c.nombre_centro, </text:p>
      <text:p text:style-name="P18"><text:tab/>(SELECT COUNT(i.dni)</text:p>
      <text:p text:style-name="P18"><text:tab/>FROM interventor i</text:p>
      <text:p text:style-name="P18"><text:tab/>WHERE c.id_centro = i.centro_asignado) AS interventores_asignados</text:p>
      <text:p text:style-name="P18">FROM centro c</text:p>
      <text:p text:style-name="P18">WHERE (</text:p>
      <text:p text:style-name="P18"><text:tab/>SELECT COUNT(i.dni)</text:p>
      <text:p text:style-name="P18"><text:tab/>FROM interventor i</text:p>
      <text:p text:style-name="P18"><text:tab/>WHERE c.id_centro = i.centro_asignado) &gt; 1</text:p>
      <text:p text:style-name="P18">ORDER BY (SELECT COUNT(i.dni)</text:p>
      <text:p text:style-name="P18"><text:tab/>FROM interventor i</text:p>
      <text:p text:style-name="P18"><text:tab/>WHERE c.id_centro = i.centro_asignado) DESC, c.nombre_centro ASC;</text:p>
      <text:p text:style-name="P11"/>
      <text:p text:style-name="P26"/>
      <text:p text:style-name="P6"/>
      <text:p text:style-name="P6"/>
      <text:p text:style-name="P6"/>
      <text:p text:style-name="P6"/>
      <text:p text:style-name="P6"/>
      <text:p text:style-name="P21"><text:span text:style-name="T6">[</text:span><text:span text:style-name="T7">1.</text:span><text:span text:style-name="T10">25</text:span><text:span text:style-name="T6"> punto</text:span><text:span text:style-name="T10">S</text:span><text:span text:style-name="T6">]</text:span> <text:span text:style-name="T21">CONSULTA 3</text:span></text:p>
      <text:p text:style-name="P16"/>
      <text:p text:style-name="P16">a) IN</text:p>
      <text:p text:style-name="P16"/>
      <text:p text:style-name="P16">SELECT id, circunscripcion</text:p>
      <text:p text:style-name="P16">FROM id_digital</text:p>
      <text:p text:style-name="P16">WHERE circunscripcion IN (</text:p>
      <text:p text:style-name="P16"><text:s text:c="4"/>SELECT circunscripcion</text:p>
      <text:p text:style-name="P16"><text:s text:c="4"/>FROM id_digital </text:p>
      <text:p text:style-name="P16"><text:s text:c="4"/>WHERE circunscripcion LIKE '%Ladron%' OR circunscripcion LIKE 'I________'</text:p>
      <text:p text:style-name="P16"><text:s text:c="4"/>)</text:p>
      <text:p text:style-name="P16"><text:s text:c="4"/>AND id NOT IN (</text:p>
      <text:p text:style-name="P16"><text:s text:c="8"/>SELECT id</text:p>
      <text:p text:style-name="P16"><text:s text:c="8"/>FROM id_digital i, vota_sen v</text:p>
      <text:p text:style-name="P16"><text:s text:c="8"/>WHERE i.id = v.id_voto</text:p>
      <text:p text:style-name="P16"><text:s text:c="8"/>)</text:p>
      <text:p text:style-name="P16">ORDER BY circunscripcion;</text:p>
      <text:p text:style-name="P16"/>
      <text:p text:style-name="P16"/>
      <text:p text:style-name="P16"/>
      <text:p text:style-name="P16"/>
      <text:p text:style-name="P16"/>
      <text:p text:style-name="P16">b) EXISTS</text:p>
      <text:p text:style-name="P16"/>
      <text:p text:style-name="P16">SELECT id, circunscripcion</text:p>
      <text:p text:style-name="P16">FROM id_digital i</text:p>
      <text:p text:style-name="P16">WHERE NOT EXISTS (</text:p>
      <text:p text:style-name="P16"><text:s text:c="8"/>SELECT 1</text:p>
      <text:p text:style-name="P16"><text:s text:c="8"/>FROM vota_sen v</text:p>
      <text:p text:style-name="P16"><text:s text:c="8"/>WHERE i.id = v.id_voto</text:p>
      <text:p text:style-name="P16"><text:s text:c="8"/>)</text:p>
      <text:p text:style-name="P16">AND circunscripcion IN (</text:p>
      <text:p text:style-name="P16"><text:s text:c="4"/>SELECT circunscripcion</text:p>
      <text:p text:style-name="P16"><text:s text:c="4"/>FROM id_digital</text:p>
      <text:p text:style-name="P16"><text:s text:c="4"/>WHERE circunscripcion LIKE '%Ladron%' OR circunscripcion LIKE 'I________'</text:p>
      <text:p text:style-name="P16">)</text:p>
      <text:p text:style-name="P16">ORDER BY i.circunscripcion;</text:p>
      <text:p text:style-name="P27"/>
      <text:p text:style-name="P8"/>
      <text:p text:style-name="P6"/>
      <text:p text:style-name="P21"><text:span text:style-name="T6">[</text:span><text:span text:style-name="T11">1.5</text:span><text:span text:style-name="T6"> puntos]</text:span> <text:span text:style-name="T22">CONSULTA 4</text:span></text:p>
      <text:p text:style-name="P16"/>
      <text:p text:style-name="P16"/>
      <text:p text:style-name="P16">SELECT v.nom_comp, i.sueldo</text:p>
      <text:p text:style-name="P16">FROM votante v, interventor i</text:p>
      <text:p text:style-name="P16">WHERE i.centro_asignado = (</text:p>
      <text:p text:style-name="P16"><text:s text:c="4"/>SELECT i2.centro_asignado </text:p>
      <text:p text:style-name="P16"><text:s text:c="4"/>FROM interventor i2</text:p>
      <text:p text:style-name="P16"><text:s text:c="4"/>WHERE i2.sueldo = (SELECT MIN(sueldo) FROM interventor)</text:p>
      <text:p text:style-name="P16">)</text:p>
      <text:p text:style-name="P16">GROUP BY v.nom_comp, i.sueldo </text:p>
      <text:p text:style-name="P16">HAVING i.sueldo &gt; (SELECT MIN(sueldo) AS sueldo_minimo FROM interventor)</text:p>
      <text:p text:style-name="P16">ORDER BY i.sueldo ASC;</text:p>
      <text:p text:style-name="P23"><text:span text:style-name="T12">[</text:span><text:span text:style-name="T13">2</text:span><text:span text:style-name="T12"> puntos]</text:span><text:span text:style-name="T16"> </text:span><text:span text:style-name="T14">CONSULTA </text:span><text:span text:style-name="T15">5</text:span></text:p>
      <text:p text:style-name="P17"/>
      <text:p text:style-name="P19">a) 1ª Consulta</text:p>
      <text:p text:style-name="P17"/>
      <text:p text:style-name="P32">SELECT s.dni, s.partido, (COUNT(*) * pago_compra_voto) AS dinero_gastado</text:p>
      <text:p text:style-name="P32">FROM id_digital i</text:p>
      <text:p text:style-name="P32">INNER JOIN senador s</text:p>
      <text:p text:style-name="P32">ON s.dni = i.senador_corrupto</text:p>
      <text:p text:style-name="P32">GROUP BY s.dni</text:p>
      <text:p text:style-name="P32">ORDER BY (COUNT(*) * pago_compra_voto) DESC;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b) <text:span text:style-name="T23">2ª Consulta</text:span></text:p>
      <text:p text:style-name="P16"/>
      <text:p text:style-name="P33">SELECT t2.partido, SUM(t2.dinero_gastado) AS total_gastado</text:p>
      <text:p text:style-name="P33">FROM (</text:p>
      <text:p text:style-name="P33"><text:s text:c="4"/>SELECT s.partido, (COUNT(*) * pago_compra_voto) AS dinero_gastado</text:p>
      <text:p text:style-name="P33"><text:s text:c="4"/>FROM id_digital i</text:p>
      <text:p text:style-name="P33"><text:s text:c="4"/>RIGHT <text:span text:style-name="T24">OUTER </text:span>JOIN senador s</text:p>
      <text:p text:style-name="P33"><text:s text:c="4"/>ON s.dni = i.senador_corrupto</text:p>
      <text:p text:style-name="P33"><text:s text:c="4"/>GROUP BY s.dni) t2</text:p>
      <text:p text:style-name="P33">GROUP BY t2.partido</text:p>
      <text:p text:style-name="P33">ORDER BY SUM(t2.dinero_gastado);</text:p>
      <text:p text:style-name="P7"/>
      <text:p text:style-name="P7"/>
      <text:p text:style-name="P7"/>
      <text:p text:style-name="P7"/>
      <text:p text:style-name="P7"/>
      <text:p text:style-name="P7"/>
      <text:p text:style-name="P25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22"><text:span text:style-name="T12">[</text:span><text:span text:style-name="T13">3</text:span><text:span text:style-name="T12"> puntos]</text:span><text:span text:style-name="T16"> </text:span><text:span text:style-name="T17">VISTA Y </text:span><text:span text:style-name="T14">CONSULTA</text:span><text:span text:style-name="T18">S</text:span><text:span text:style-name="T14"> </text:span><text:span text:style-name="T18">6</text:span></text:p>
      <text:p text:style-name="P6"/>
      <text:p text:style-name="P19">a) Vista</text:p>
      <text:p text:style-name="P17"/>
      <text:p text:style-name="P32">CREATE VIEW num_votos_senador</text:p>
      <text:p text:style-name="P32">AS (</text:p>
      <text:p text:style-name="P32"><text:s text:c="4"/>SELECT s.dni, COUNT(*) AS num_votos_vista</text:p>
      <text:p text:style-name="P32"><text:s text:c="4"/>FROM vota_sen v</text:p>
      <text:p text:style-name="P32"><text:s text:c="4"/>INNER JOIN senador s</text:p>
      <text:p text:style-name="P32"><text:s text:c="4"/>ON v.dni_senador = s.dni</text:p>
      <text:p text:style-name="P32"><text:s text:c="4"/>WHERE s.circ_presenta = 'Impunícia'</text:p>
      <text:p text:style-name="P32"><text:s text:c="4"/>GROUP BY s.dni</text:p>
      <text:p text:style-name="P32">);</text:p>
      <text:p text:style-name="P17"/>
      <text:p text:style-name="P17"/>
      <text:p text:style-name="P17">b) <text:span text:style-name="T23">Consulta con vista</text:span></text:p>
      <text:p text:style-name="P17"/>
      <text:p text:style-name="P32">SELECT dni, num_votos_vista</text:p>
      <text:p text:style-name="P32">FROM num_votos_senador</text:p>
      <text:p text:style-name="P32">WHERE num_votos_vista = </text:p>
      <text:p text:style-name="P32"><text:s text:c="4"/>(SELECT MAX(num_votos_vista) </text:p>
      <text:p text:style-name="P32"><text:s text:c="4"/>FROM num_votos_senador)</text:p>
      <text:p text:style-name="P32">GROUP BY dni;</text:p>
      <text:p text:style-name="P17"/>
      <text:p text:style-name="P17"/>
      <text:p text:style-name="P17"><text:span text:style-name="T23">c</text:span>) <text:span text:style-name="T23">Consulta sin vista</text:span></text:p>
      <text:p text:style-name="P6"/>
      <text:p text:style-name="P29">SELECT dni, votos_senador</text:p>
      <text:p text:style-name="P29">FROM </text:p>
      <text:p text:style-name="P29"><text:s text:c="4"/>(SELECT s.dni, COUNT(*) AS votos_senador</text:p>
      <text:p text:style-name="P29"><text:s text:c="4"/>FROM vota_sen v</text:p>
      <text:p text:style-name="P29"><text:s text:c="4"/>INNER JOIN senador s</text:p>
      <text:p text:style-name="P29"><text:s text:c="4"/>ON v.dni_senador = s.dni</text:p>
      <text:p text:style-name="P29"><text:s text:c="4"/>WHERE s.circ_presenta = 'Impunícia'</text:p>
      <text:p text:style-name="P29"><text:s text:c="4"/>GROUP BY s.dni) t1</text:p>
      <text:p text:style-name="P29">WHERE votos_senador = </text:p>
      <text:p text:style-name="P29"><text:s text:c="4"/>(SELECT MAX(votos_senador) </text:p>
      <text:p text:style-name="P29"><text:s text:c="4"/>FROM (</text:p>
      <text:p text:style-name="P29"><text:s text:c="8"/>SELECT s.dni, COUNT(*) AS votos_senador</text:p>
      <text:p text:style-name="P29"><text:s text:c="8"/>FROM vota_sen v</text:p>
      <text:p text:style-name="P29"><text:s text:c="8"/>INNER JOIN senador s</text:p>
      <text:p text:style-name="P29"><text:s text:c="8"/>ON v.dni_senador = s.dni</text:p>
      <text:p text:style-name="P29"><text:s text:c="8"/>WHERE s.circ_presenta = 'Impunícia'</text:p>
      <text:p text:style-name="P29"><text:s text:c="8"/>GROUP BY s.dni) t2</text:p>
      <text:p text:style-name="P29"><text:s text:c="4"/>)</text:p>
      <text:p text:style-name="P29">GROUP BY dni;</text:p>
      <text:p text:style-name="P6"/>
      <text:p text:style-name="P6"/>
      <text:p text:style-name="P6"/>
      <text:p text:style-name="P6"/>
      <text:p text:style-name="P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Arial1" svg:font-family="Arial" style:font-family-generic="swiss"/>
    <style:font-face style:name="Calibri" svg:font-family="Calibri" style:font-family-generic="swiss" style:font-pitch="variable"/>
    <style:font-face style:name="Calibri1" svg:font-family="Calibri" style:font-adornments="Predeterminado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time-style style:name="N104">
      <number:hours number:style="long"/>
      <number:minutes number:style="long"/>
    </number:time-style>
    <number:date-style style:name="N105">
      <number:year/>
      <number:month number:style="long"/>
      <number:day number:style="long"/>
    </number:date-style>
    <number:time-style style:name="N10104" number:language="es" number:country="ES">
      <number:hours number:style="long"/>
      <number:minutes number:style="long"/>
    </number:time-style>
    <number:date-style style:name="N10105" number:language="es" number:country="ES">
      <number:year/>
      <number:month number:style="long"/>
      <number:day number:style="long"/>
    </number:date-style>
  </office:styles>
  <office:automatic-styles>
    <style:style style:name="Tabla2" style:family="table">
      <style:table-properties style:width="17cm" table:align="margins" fo:background-color="transparent">
        <style:background-image/>
      </style:table-properties>
    </style:style>
    <style:style style:name="Tabla2.A" style:family="table-column">
      <style:table-column-properties style:column-width="14.097cm" style:rel-column-width="54342*"/>
    </style:style>
    <style:style style:name="Tabla2.B" style:family="table-column">
      <style:table-column-properties style:column-width="2.903cm" style:rel-column-width="11193*"/>
    </style:style>
    <style:style style:name="Tabla2.1" style:family="table-row">
      <style:table-row-properties fo:background-color="transparent">
        <style:background-image/>
      </style:table-row-properties>
    </style:style>
    <style:style style:name="Tabla2.A1" style:family="table-cell">
      <style:table-cell-properties fo:padding="0.101cm" fo:border="none" style:writing-mode="page"/>
    </style:style>
    <style:style style:name="MP1" style:family="paragraph" style:parent-style-name="Standard">
      <style:paragraph-properties fo:text-align="start" style:justify-single-word="false"/>
      <style:text-properties fo:color="#999999" loext:opacity="100%" style:font-name="Calibri" fo:font-size="10pt" fo:language="es" fo:country="ES" fo:font-style="italic" fo:font-weight="bold" officeooo:rsid="001e2e5f" officeooo:paragraph-rsid="001ce776" style:font-style-asian="italic" style:font-weight-asian="bold" style:font-style-complex="italic" style:font-weight-complex="bold"/>
    </style:style>
    <style:style style:name="MP2" style:family="paragraph" style:parent-style-name="Footer">
      <style:paragraph-properties fo:text-align="start" style:justify-single-word="false"/>
      <style:text-properties fo:color="#ff5254" loext:opacity="100%" style:font-name="Calibri" fo:font-size="10pt" fo:language="es" fo:country="ES" officeooo:paragraph-rsid="001e2e5f" style:font-size-asian="10pt" style:font-size-complex="10pt"/>
    </style:style>
    <style:style style:name="MP3" style:family="paragraph" style:parent-style-name="Table_20_Contents">
      <style:text-properties fo:color="#ff5254" loext:opacity="100%" style:font-name="Calibri" fo:language="es" fo:country="ES" fo:font-weight="bold" officeooo:rsid="001ce776" officeooo:paragraph-rsid="001ce776" style:font-weight-asian="bold" style:font-weight-complex="bold"/>
    </style:style>
    <style:style style:name="MP4" style:family="paragraph" style:parent-style-name="Table_20_Contents">
      <style:text-properties style:font-name="Calibri" fo:language="es" fo:country="ES" officeooo:rsid="001ce776" officeooo:paragraph-rsid="001ce776"/>
    </style:style>
    <style:style style:name="MP5" style:family="paragraph" style:parent-style-name="Table_20_Contents">
      <style:text-properties style:font-name="Calibri" fo:language="es" fo:country="ES" officeooo:rsid="004c6625" officeooo:paragraph-rsid="001ce776"/>
    </style:style>
    <style:style style:name="MT1" style:family="text">
      <style:text-properties fo:text-transform="uppercase" fo:font-size="11pt" fo:font-weight="bold" officeooo:rsid="013be9f4" style:font-size-asian="11pt" style:font-weight-asian="bold" style:font-size-complex="11pt" style:font-weight-complex="bold"/>
    </style:style>
    <style:style style:name="MT2" style:family="text">
      <style:text-properties fo:text-transform="uppercase" fo:font-size="11pt" fo:font-weight="bold" officeooo:rsid="0028f140" style:font-size-asian="11pt" style:font-weight-asian="bold" style:font-size-complex="11pt" style:font-weight-complex="bold"/>
    </style:style>
    <style:style style:name="MT3" style:family="text">
      <style:text-properties fo:font-size="11pt" fo:font-weight="bold" officeooo:rsid="000caee2" style:font-size-asian="11pt" style:font-weight-asian="bold" style:font-size-complex="11pt" style:font-weight-complex="bold"/>
    </style:style>
    <style:style style:name="MT4" style:family="text">
      <style:text-properties fo:font-size="11pt" fo:font-weight="bold" style:font-size-asian="11pt" style:font-weight-asian="bold" style:font-size-complex="11pt" style:font-weight-complex="bold"/>
    </style:style>
    <style:style style:name="MT5" style:family="text">
      <style:text-properties officeooo:rsid="004c6625"/>
    </style:style>
    <style:page-layout style:name="Mpm1">
      <style:page-layout-properties fo:page-width="21.001cm" fo:page-height="29.7cm" style:num-format="1" style:print-orientation="portrait" fo:margin-top="0.499cm" fo:margin-bottom="0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a2" table:style-name="Tabla2">
          <table:table-column table:style-name="Tabla2.A"/>
          <table:table-column table:style-name="Tabla2.B"/>
          <table:table-row table:style-name="Tabla2.1">
            <table:table-cell table:style-name="Tabla2.A1" office:value-type="string">
              <text:p text:style-name="MP3">APELLIDOS, NOMBRE / COGNOMS, NOM</text:p>
            </table:table-cell>
            <table:table-cell table:style-name="Tabla2.A1" office:value-type="string">
              <text:p text:style-name="MP3">DNI / NIE</text:p>
            </table:table-cell>
          </table:table-row>
          <table:table-row table:style-name="Tabla2.1">
            <table:table-cell table:style-name="Tabla2.A1" office:value-type="string">
              <text:p text:style-name="MP4"><text:span text:style-name="MT5">Sanchis Martínez</text:span>, <text:span text:style-name="MT5">Roldán</text:span></text:p>
            </table:table-cell>
            <table:table-cell table:style-name="Tabla2.A1" office:value-type="string">
              <text:p text:style-name="MP5">44535189J</text:p>
            </table:table-cell>
          </table:table-row>
        </table:table>
        <text:p text:style-name="MP1">Gracias por empezar cada ejercicio en una nueva cara</text:p>
      </style:header>
      <style:footer>
        <text:user-field-decls>
          <text:user-field-decl office:value-type="string" office:string-value="BASES DE DATOS" text:name="Modulo"/>
          <text:user-field-decl office:value-type="string" office:string-value="ACTIVIDAD EVALUABLE 3" text:name="Tema"/>
        </text:user-field-decls>
        <text:p text:style-name="MP2"><text:span text:style-name="MT1">DAW/</text:span><text:span text:style-name="MT2">dam</text:span><text:span text:style-name="MT3"> - </text:span><text:span text:style-name="MT4"><text:user-field-get text:name="Modulo">BASES DE DATOS</text:user-field-get></text:span><text:span text:style-name="MT4"><text:s text:c="36"/></text:span><text:span text:style-name="MT4"><text:user-field-get text:name="Tema">ACTIVIDAD EVALUABLE 3</text:user-field-get></text:span><text:span text:style-name="MT4"><text:tab/></text:span><text:page-number text:select-page="current">4</text:page-number> / <text:page-count>6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07T17:32:38.798000000</meta:creation-date>
    <dc:date>2024-03-26T12:19:01.921000000</dc:date>
    <meta:editing-duration>PT4H1M30S</meta:editing-duration>
    <meta:editing-cycles>54</meta:editing-cycles>
    <meta:generator>LibreOffice/7.2.2.2$Windows_X86_64 LibreOffice_project/02b2acce88a210515b4a5bb2e46cbfb63fe97d56</meta:generator>
    <meta:document-statistic meta:table-count="1" meta:image-count="0" meta:object-count="0" meta:page-count="6" meta:paragraph-count="141" meta:word-count="522" meta:character-count="3779" meta:non-whitespace-character-count="3097"/>
  </office:meta>
</office:document-meta>
</file>